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libri" svg:font-family="Calibri" style:font-family-generic="swiss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erif" svg:font-family="'Liberation Serif', 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129cm"/>
    </style:style>
    <style:style style:name="co2" style:family="table-column">
      <style:table-column-properties fo:break-before="auto" style:column-width="5.69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8.839cm"/>
    </style:style>
    <style:style style:name="co5" style:family="table-column">
      <style:table-column-properties fo:break-before="auto" style:column-width="6.523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8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alibri" fo:font-size="12pt" fo:font-weight="normal" style:font-size-asian="12pt" style:font-weight-asian="normal" style:font-size-complex="12pt" style:font-weight-complex="normal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Calibri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SimSun" style:font-size-asian="12pt" style:language-asian="none" style:country-asian="none" style:font-style-asian="normal" style:font-weight-asian="normal" style:font-name-complex="Liberation Serif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Calibri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none" style:country-asian="none" style:font-style-asian="normal" style:font-weight-asian="normal" style:font-name-complex="Tahom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  <style:text-properties style:use-window-font-color="true" style:text-outline="false" style:text-line-through-style="none" style:text-line-through-type="none" style:font-name="Calibri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none" style:country-asian="none" style:font-style-asian="normal" style:font-weight-asian="normal" style:font-name-complex="Tahom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Calibri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aq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3" table:number-columns-repeated="16380"/>
        <table:table-row table:style-name="ro1">
          <table:table-cell office:value-type="string" calcext:value-type="string">
            <text:p>Orientação</text:p>
          </table:table-cell>
          <table:table-cell table:style-name="ce2" office:value-type="string" calcext:value-type="string">
            <text:p>Assunto</text:p>
          </table:table-cell>
          <table:table-cell table:style-name="ce3" office:value-type="string" calcext:value-type="string">
            <text:p>Pergunta</text:p>
          </table:table-cell>
          <table:table-cell table:style-name="ce3" office:value-type="string" calcext:value-type="string">
            <text:p>Resposta</text:p>
          </table:table-cell>
          <table:table-cell table:style-name="ce1" table:number-columns-repeated="16380"/>
        </table:table-row>
        <table:table-row table:style-name="ro1">
          <table:table-cell office:value-type="string" calcext:value-type="string">
            <text:p>Perguntas Frequentes</text:p>
          </table:table-cell>
          <table:table-cell table:style-name="ce2" office:value-type="string" calcext:value-type="string">
            <text:p>Conceito e Abrangência</text:p>
          </table:table-cell>
          <table:table-cell table:style-name="ce3" office:value-type="string" calcext:value-type="string">
            <text:p>O que é a Transação Tributária?</text:p>
          </table:table-cell>
          <table:table-cell table:style-name="ce3" office:value-type="string" calcext:value-type="string">
            <text:p>É um <text:span text:style-name="T1">acordo resolutivo de litígio</text:span> que estabelece os requisitos e as condições para que o Estado de Goiás e os devedores realizem a extinção de litígios relativos à cobrança de créditos da Fazenda Pública Estadual de natureza tributária.</text:p>
          </table:table-cell>
          <table:table-cell table:style-name="ce1" table:number-columns-repeated="16380"/>
        </table:table-row>
        <table:table-row table:style-name="ro1">
          <table:table-cell office:value-type="string" calcext:value-type="string">
            <text:p>Perguntas Frequentes</text:p>
          </table:table-cell>
          <table:table-cell table:style-name="ce2" office:value-type="string" calcext:value-type="string">
            <text:p>Conceito e Abrangência</text:p>
          </table:table-cell>
          <table:table-cell table:style-name="ce3" office:value-type="string" calcext:value-type="string">
            <text:p>Quem pode realizar a transação?</text:p>
          </table:table-cell>
          <table:table-cell table:style-name="ce3" office:value-type="string" calcext:value-type="string">
            <text:p>O Estado de Goiás, suas autarquias e outras entidades estaduais cuja representação incumba à <text:span text:style-name="T1">Procuradoria-Geral do Estado (PGE)</text:span>. A PGE exerce o juízo de conveniência e oportunidade para celebrá-la.</text:p>
          </table:table-cell>
          <table:table-cell table:style-name="ce1" table:number-columns-repeated="16380"/>
        </table:table-row>
        <table:table-row table:style-name="ro1">
          <table:table-cell office:value-type="string" calcext:value-type="string">
            <text:p>Perguntas Frequentes</text:p>
          </table:table-cell>
          <table:table-cell table:style-name="ce2" office:value-type="string" calcext:value-type="string">
            <text:p>Conceito e Abrangência</text:p>
          </table:table-cell>
          <table:table-cell table:style-name="ce3" office:value-type="string" calcext:value-type="string">
            <text:p>Quais débitos podem ser transacionados?</text:p>
          </table:table-cell>
          <table:table-cell table:style-name="ce3" office:value-type="string" calcext:value-type="string">
            <text:p>A transação abrange créditos tributários de natureza tributária <text:span text:style-name="T1">inscritos em dívida ativa</text:span>. Os requisitos, as condições, as vedações estão previstos na LC nº 197/2024, Portaria nº 55-GAB/2025. </text:p>
          </table:table-cell>
          <table:table-cell table:style-name="ce1" table:number-columns-repeated="16380"/>
        </table:table-row>
        <table:table-row table:style-name="ro1">
          <table:table-cell office:value-type="string" calcext:value-type="string">
            <text:p>Perguntas Frequentes</text:p>
          </table:table-cell>
          <table:table-cell table:style-name="ce2" office:value-type="string" calcext:value-type="string">
            <text:p>Conceito e Abrangência</text:p>
          </table:table-cell>
          <table:table-cell table:style-name="ce3" office:value-type="string" calcext:value-type="string">
            <text:p>Quais são as modalidades de transação?</text:p>
          </table:table-cell>
          <table:table-cell table:style-name="ce3" office:value-type="string" calcext:value-type="string">
            <text:p>A transação pode ser realizada <text:span text:style-name="T1">por adesão</text:span>, quando o devedor adere aos termos e condições de um edital publicado pela PGE, ou <text:span text:style-name="T1">por proposta individual ou conjunta</text:span>, iniciada pelo devedor ou pelo credor.</text:p>
          </table:table-cell>
          <table:table-cell table:style-name="ce1" table:number-columns-repeated="16380"/>
        </table:table-row>
        <table:table-row table:style-name="ro1">
          <table:table-cell office:value-type="string" calcext:value-type="string">
            <text:p>Perguntas Frequentes</text:p>
          </table:table-cell>
          <table:table-cell table:style-name="ce2" office:value-type="string" calcext:value-type="string">
            <text:p>Conceito e Abrangência</text:p>
          </table:table-cell>
          <table:table-cell table:style-name="ce3" office:value-type="string" calcext:value-type="string">
            <text:p>A transação é um direito do contribuinte?</text:p>
          </table:table-cell>
          <table:table-cell table:style-name="ce3" office:value-type="string" calcext:value-type="string">
            <text:p><text:span text:style-name="T1">Não.</text:span> A transação não constitui direito subjetivo do contribuinte, e o deferimento do pedido depende da verificação do cumprimento das exigências regulamentares.</text:p>
          </table:table-cell>
          <table:table-cell table:style-name="ce1" table:number-columns-repeated="16380"/>
        </table:table-row>
        <table:table-row table:style-name="ro1">
          <table:table-cell office:value-type="string" calcext:value-type="string">
            <text:p>Perguntas Frequentes</text:p>
          </table:table-cell>
          <table:table-cell table:style-name="ce2" office:value-type="string" calcext:value-type="string">
            <text:p>Prazos e Descontos</text:p>
          </table:table-cell>
          <table:table-cell table:style-name="ce3" office:value-type="string" calcext:value-type="string">
            <text:p>Pergunta</text:p>
          </table:table-cell>
          <table:table-cell table:style-name="ce3" office:value-type="string" calcext:value-type="string">
            <text:p>Resposta (Base legal)</text:p>
          </table:table-cell>
          <table:table-cell table:style-name="ce1" table:number-columns-repeated="16380"/>
        </table:table-row>
        <table:table-row table:style-name="ro1">
          <table:table-cell office:value-type="string" calcext:value-type="string">
            <text:p>Perguntas Frequentes</text:p>
          </table:table-cell>
          <table:table-cell table:style-name="ce2" office:value-type="string" calcext:value-type="string">
            <text:p>Prazos e Descontos</text:p>
          </table:table-cell>
          <table:table-cell table:style-name="ce3" office:value-type="string" calcext:value-type="string">
            <text:p>Quais são os limites de desconto e prazo para a quitação dos débitos?</text:p>
          </table:table-cell>
          <table:table-cell table:style-name="ce3" office:value-type="string" calcext:value-type="string">
            <text:p>O desconto máximo permitido é de <text:span text:style-name="T1">65%</text:span> do valor total dos créditos a serem transacionados, e o prazo máximo de quitação é de <text:span text:style-name="T1">120 (cento e vinte) meses</text:span>.</text:p>
          </table:table-cell>
          <table:table-cell table:style-name="ce1" table:number-columns-repeated="16380"/>
        </table:table-row>
        <table:table-row table:style-name="ro1">
          <table:table-cell office:value-type="string" calcext:value-type="string">
            <text:p>Perguntas Frequentes</text:p>
          </table:table-cell>
          <table:table-cell table:style-name="ce2" office:value-type="string" calcext:value-type="string">
            <text:p>Prazos e Descontos</text:p>
          </table:table-cell>
          <table:table-cell table:style-name="ce3" office:value-type="string" calcext:value-type="string">
            <text:p>Existem condições mais vantajosas para algum grupo de contribuintes?</text:p>
          </table:table-cell>
          <table:table-cell table:style-name="ce3" office:value-type="string" calcext:value-type="string">
            <text:p><text:span text:style-name="T1">Sim.</text:span> Na hipótese de transação que envolva <text:span text:style-name="T1">pessoa natural</text:span>, <text:span text:style-name="T1">microempresa (ME) ou empresa de pequeno porte (EPP)</text:span>, ou <text:span text:style-name="T1">empresas em recuperação judicial, liquidação judicial, liquidação extrajudicial ou falência</text:span>, a redução máxima é ampliada para <text:span text:style-name="T1">70%</text:span> e o prazo máximo de quitação para <text:span text:style-name="T1">145 (cento e quarenta e cinco) meses</text:span>.</text:p>
          </table:table-cell>
          <table:table-cell table:style-name="ce1" table:number-columns-repeated="16380"/>
        </table:table-row>
        <table:table-row table:style-name="ro1">
          <table:table-cell office:value-type="string" calcext:value-type="string">
            <text:p>Perguntas Frequentes</text:p>
          </table:table-cell>
          <table:table-cell table:style-name="ce2" office:value-type="string" calcext:value-type="string">
            <text:p>Prazos e Descontos</text:p>
          </table:table-cell>
          <table:table-cell table:style-name="ce3" office:value-type="string" calcext:value-type="string">
            <text:p>Sobre o que incide o desconto?</text:p>
          </table:table-cell>
          <table:table-cell table:style-name="ce3" office:value-type="string" calcext:value-type="string">
            <text:p>Os descontos são concedidos nas <text:span text:style-name="T1">multas, nos juros e nos demais acréscimos legais</text:span>. É vedado reduzir o <text:span text:style-name="T1">montante principal (valor originário) do crédito</text:span>.</text:p>
          </table:table-cell>
          <table:table-cell table:style-name="ce1" table:number-columns-repeated="16380"/>
        </table:table-row>
        <table:table-row table:style-name="ro1">
          <table:table-cell office:value-type="string" calcext:value-type="string">
            <text:p>Perguntas Frequentes</text:p>
          </table:table-cell>
          <table:table-cell table:style-name="ce2" office:value-type="string" calcext:value-type="string">
            <text:p>Prazos e Descontos</text:p>
          </table:table-cell>
          <table:table-cell table:style-name="ce3" office:value-type="string" calcext:value-type="string">
            <text:p>Como é determinado o grau de recuperabilidade da minha dívida?</text:p>
          </table:table-cell>
          <table:table-cell table:style-name="ce3" office:value-type="string" calcext:value-type="string">
            <text:p>A classificação é feita por segmentação, definida pela Secretaria de Estado da Economia, com base em critérios como a <text:span text:style-name="T1">faixa de valor do PAT</text:span>, o <text:span text:style-name="T1">tipo de exequibilidade</text:span>, a <text:span text:style-name="T1">idade do auto de infração</text:span>, e a <text:span text:style-name="T1">situação cadastral</text:span>.</text:p>
          </table:table-cell>
          <table:table-cell table:style-name="ce1" table:number-columns-repeated="16380"/>
        </table:table-row>
        <table:table-row table:style-name="ro1">
          <table:table-cell office:value-type="string" calcext:value-type="string">
            <text:p>Perguntas Frequentes</text:p>
          </table:table-cell>
          <table:table-cell table:style-name="ce2" office:value-type="string" calcext:value-type="string">
            <text:p>Prazos e Descontos</text:p>
          </table:table-cell>
          <table:table-cell table:style-name="ce3" office:value-type="string" calcext:value-type="string">
            <text:p>Posso utilizar precatórios para amortizar o débito?</text:p>
          </table:table-cell>
          <table:table-cell table:style-name="ce3" office:value-type="string" calcext:value-type="string">
            <text:p><text:span text:style-name="T1">Sim.</text:span> A transação pode contemplar a utilização de precatórios do Estado de Goiás, próprios ou de terceiros, para a amortização do saldo devedor transacionado, observadas as condições de lei específica e do edital que deverá trazer tal previsão.</text:p>
          </table:table-cell>
          <table:table-cell table:style-name="ce1" table:number-columns-repeated="16380"/>
        </table:table-row>
        <table:table-row table:style-name="ro1">
          <table:table-cell office:value-type="string" calcext:value-type="string">
            <text:p>Perguntas Frequentes</text:p>
          </table:table-cell>
          <table:table-cell table:number-columns-repeated="2" table:style-name="ce2" office:value-type="string" calcext:value-type="string">
            <text:p>Adesão e Obrigações do Contribuinte</text:p>
          </table:table-cell>
          <table:table-cell/>
          <table:table-cell table:style-name="ce1" table:number-columns-repeated="16380"/>
        </table:table-row>
        <table:table-row table:style-name="ro1">
          <table:table-cell office:value-type="string" calcext:value-type="string">
            <text:p>Perguntas Frequentes</text:p>
          </table:table-cell>
          <table:table-cell table:style-name="ce2" office:value-type="string" calcext:value-type="string">
            <text:p>Adesão e Obrigações do Contribuinte</text:p>
          </table:table-cell>
          <table:table-cell table:style-name="ce3" office:value-type="string" calcext:value-type="string">
            <text:p>Pergunta</text:p>
          </table:table-cell>
          <table:table-cell table:style-name="ce3" office:value-type="string" calcext:value-type="string">
            <text:p>Resposta (Base legal)</text:p>
          </table:table-cell>
          <table:table-cell table:style-name="ce1" table:number-columns-repeated="16380"/>
        </table:table-row>
        <table:table-row table:style-name="ro1">
          <table:table-cell office:value-type="string" calcext:value-type="string">
            <text:p>Perguntas Frequentes</text:p>
          </table:table-cell>
          <table:table-cell table:style-name="ce2" office:value-type="string" calcext:value-type="string">
            <text:p>Adesão e Obrigações do Contribuinte</text:p>
          </table:table-cell>
          <table:table-cell table:style-name="ce3" office:value-type="string" calcext:value-type="string">
            <text:p>Qual é o procedimento para solicitar a adesão (Edital 001/2025)?</text:p>
          </table:table-cell>
          <table:table-cell table:style-name="ce3" office:value-type="string" calcext:value-type="string">
            <text:p>O contribuinte deve solicitar seu cadastro, através de requerimento endereçado ao e-mail da Procuradoria-Geral do Estado <text:span text:style-name="T1">ntt@pge.go.gov.br</text:span>, para obter a simulação de seus créditos. Após a simulação, o seu pedido é submetido à análise da Procuradoria-Greal do Estado.</text:p>
          </table:table-cell>
          <table:table-cell table:style-name="ce1" table:number-columns-repeated="16380"/>
        </table:table-row>
        <table:table-row table:style-name="ro1">
          <table:table-cell office:value-type="string" calcext:value-type="string">
            <text:p>Perguntas Frequentes</text:p>
          </table:table-cell>
          <table:table-cell table:style-name="ce2" office:value-type="string" calcext:value-type="string">
            <text:p>Adesão e Obrigações do Contribuinte</text:p>
          </table:table-cell>
          <table:table-cell table:style-name="ce3" office:value-type="string" calcext:value-type="string">
            <text:p>A partir de quando o acordo é formalizado?</text:p>
          </table:table-cell>
          <table:table-cell table:style-name="ce3" office:value-type="string" calcext:value-type="string">
            <text:p>O ajuste é formalizado com o preenchimento de requisitos cumulativos: a <text:span text:style-name="T1">assinatura do termo eletrônico</text:span> e o <text:span text:style-name="T1">pagamento da parcela única ou da primeira parcela</text:span> no prazo de seu vencimento.</text:p>
          </table:table-cell>
          <table:table-cell table:style-name="ce1" table:number-columns-repeated="16380"/>
        </table:table-row>
        <table:table-row table:style-name="ro1">
          <table:table-cell office:value-type="string" calcext:value-type="string">
            <text:p>Perguntas Frequentes</text:p>
          </table:table-cell>
          <table:table-cell table:style-name="ce2" office:value-type="string" calcext:value-type="string">
            <text:p>Adesão e Obrigações do Contribuinte</text:p>
          </table:table-cell>
          <table:table-cell table:style-name="ce3" office:value-type="string" calcext:value-type="string">
            <text:p>O que acontece se eu tiver processos judiciais em curso?</text:p>
          </table:table-cell>
          <table:table-cell table:style-name="ce3" office:value-type="string" calcext:value-type="string">
            <text:p>O devedor deve <text:span text:style-name="T1">desistir das impugnações ou recursos</text:span> e <text:span text:style-name="T1">renunciar a quaisquer alegações de direito</text:span> sobre os créditos incluídos na transação. Deve, ainda, requerer a <text:span text:style-name="T1">extinção do respectivo processo com resolução de mérito</text:span>.</text:p>
          </table:table-cell>
          <table:table-cell table:style-name="ce1" table:number-columns-repeated="16380"/>
        </table:table-row>
        <table:table-row table:style-name="ro1">
          <table:table-cell office:value-type="string" calcext:value-type="string">
            <text:p>Perguntas Frequentes</text:p>
          </table:table-cell>
          <table:table-cell table:style-name="ce2" office:value-type="string" calcext:value-type="string">
            <text:p>Adesão e Obrigações do Contribuinte</text:p>
          </table:table-cell>
          <table:table-cell table:style-name="ce3" office:value-type="string" calcext:value-type="string">
            <text:p>Se houver depósito judicial, o que devo fazer?</text:p>
          </table:table-cell>
          <table:table-cell table:style-name="ce3" office:value-type="string" calcext:value-type="string">
            <text:p>Os valores depositados em juízo ou penhorados para garantia do crédito devem ser <text:span text:style-name="T1">ofertados no termo de acordo</text:span> para que sejam abatidos do valor líquido do débito. O devedor deve aquiescer à conversão desses depósitos em renda. A utilização de depósitos ou bloqueios judiciais para abatimento do valor remanescente é <text:span text:style-name="T1">obrigatória</text:span>.</text:p>
          </table:table-cell>
          <table:table-cell table:style-name="ce1" table:number-columns-repeated="16380"/>
        </table:table-row>
        <table:table-row table:style-name="ro1">
          <table:table-cell office:value-type="string" calcext:value-type="string">
            <text:p>Perguntas Frequentes</text:p>
          </table:table-cell>
          <table:table-cell table:style-name="ce2" office:value-type="string" calcext:value-type="string">
            <text:p>Adesão e Obrigações do Contribuinte</text:p>
          </table:table-cell>
          <table:table-cell table:style-name="ce3" office:value-type="string" calcext:value-type="string">
            <text:p>A proposta de transação suspende a cobrança imediatamente?</text:p>
          </table:table-cell>
          <table:table-cell table:style-name="ce3" office:value-type="string" calcext:value-type="string">
            <text:p>A proposta de transação <text:span text:style-name="T1">não suspende a exigibilidade</text:span> dos créditos por ela abrangidos nem o andamento das execuções fiscais. A suspensão da exigibilidade ocorre apenas após a formalização da transação, mediante o pagamento da primeira parcela (ou parcela única), na modalidade de parcelamento.</text:p>
          </table:table-cell>
          <table:table-cell table:style-name="ce1" table:number-columns-repeated="16380"/>
        </table:table-row>
        <table:table-row table:style-name="ro1">
          <table:table-cell office:value-type="string" calcext:value-type="string">
            <text:p>Perguntas Frequentes</text:p>
          </table:table-cell>
          <table:table-cell table:style-name="ce2" office:value-type="string" calcext:value-type="string">
            <text:p>Adesão e Obrigações do Contribuinte</text:p>
          </table:table-cell>
          <table:table-cell table:style-name="ce3" office:value-type="string" calcext:value-type="string">
            <text:p>A transação implica novação da dívida?</text:p>
          </table:table-cell>
          <table:table-cell table:style-name="ce3" office:value-type="string" calcext:value-type="string">
            <text:p><text:span text:style-name="T1">Não.</text:span> A celebração da transação não implica a novação dos créditos por ela abrangidos.</text:p>
          </table:table-cell>
          <table:table-cell table:style-name="ce1" table:number-columns-repeated="16380"/>
        </table:table-row>
        <table:table-row table:style-name="ro1">
          <table:table-cell office:value-type="string" calcext:value-type="string">
            <text:p>Perguntas Frequentes</text:p>
          </table:table-cell>
          <table:table-cell table:style-name="ce2" office:value-type="string" calcext:value-type="string">
            <text:p>Adesão e Obrigações do Contribuinte</text:p>
          </table:table-cell>
          <table:table-cell table:style-name="ce3" office:value-type="string" calcext:value-type="string">
            <text:p>O que a assinatura do termo implica?</text:p>
          </table:table-cell>
          <table:table-cell table:style-name="ce3" office:value-type="string" calcext:value-type="string">
            <text:p>A assinatura do termo, mesmo que não haja pagamento imediato, implica <text:span text:style-name="T1">confissão irrevogável e irretratável</text:span> dos débitos abrangidos.</text:p>
          </table:table-cell>
          <table:table-cell table:style-name="ce1" table:number-columns-repeated="16380"/>
        </table:table-row>
        <table:table-row table:style-name="ro1">
          <table:table-cell office:value-type="string" calcext:value-type="string">
            <text:p>Perguntas Frequentes</text:p>
          </table:table-cell>
          <table:table-cell table:number-columns-repeated="2" table:style-name="ce2" office:value-type="string" calcext:value-type="string">
            <text:p>Vedações e Rescisão</text:p>
          </table:table-cell>
          <table:table-cell/>
          <table:table-cell table:style-name="ce1" table:number-columns-repeated="16380"/>
        </table:table-row>
        <table:table-row table:style-name="ro1">
          <table:table-cell office:value-type="string" calcext:value-type="string">
            <text:p>Perguntas Frequentes</text:p>
          </table:table-cell>
          <table:table-cell table:style-name="ce2" office:value-type="string" calcext:value-type="string">
            <text:p>Vedações e Rescisão</text:p>
          </table:table-cell>
          <table:table-cell table:style-name="ce3" office:value-type="string" calcext:value-type="string">
            <text:p>Pergunta</text:p>
          </table:table-cell>
          <table:table-cell table:style-name="ce3" office:value-type="string" calcext:value-type="string">
            <text:p>Resposta (Base legal)</text:p>
          </table:table-cell>
          <table:table-cell table:style-name="ce1" table:number-columns-repeated="16380"/>
        </table:table-row>
        <table:table-row table:style-name="ro1">
          <table:table-cell office:value-type="string" calcext:value-type="string">
            <text:p>Perguntas Frequentes</text:p>
          </table:table-cell>
          <table:table-cell table:style-name="ce2" office:value-type="string" calcext:value-type="string">
            <text:p>Vedações e Rescisão</text:p>
          </table:table-cell>
          <table:table-cell table:style-name="ce3" office:value-type="string" calcext:value-type="string">
            <text:p>Quais créditos são proibidos de serem transacionados?</text:p>
          </table:table-cell>
          <table:table-cell table:style-name="ce3" office:value-type="string" calcext:value-type="string">
            <text:p>É vedada a transação que envolva débitos <text:span text:style-name="T1">não inscritos em dívida ativa</text:span>, que reduza o <text:span text:style-name="T1">montante principal</text:span> do crédito.</text:p>
          </table:table-cell>
          <table:table-cell table:style-name="ce1" table:number-columns-repeated="16380"/>
        </table:table-row>
        <table:table-row table:style-name="ro1">
          <table:table-cell office:value-type="string" calcext:value-type="string">
            <text:p>Perguntas Frequentes</text:p>
          </table:table-cell>
          <table:table-cell table:style-name="ce2" office:value-type="string" calcext:value-type="string">
            <text:p>Vedações e Rescisão</text:p>
          </table:table-cell>
          <table:table-cell table:style-name="ce3" office:value-type="string" calcext:value-type="string">
            <text:p>Quais são as principais causas de rescisão da transação?</text:p>
          </table:table-cell>
          <table:table-cell table:style-name="ce3" office:value-type="string" calcext:value-type="string">
            <text:p>As causas incluem o <text:span text:style-name="T1">descumprimento das condições e compromissos</text:span> assumidos, a constatação de <text:span text:style-name="T1">ato tendente ao esvaziamento patrimonial</text:span> para fraudar o cumprimento, e o <text:span text:style-name="T1">atraso no pagamento de mais de 3 (três) parcelas, sucessivas ou não</text:span>.</text:p>
          </table:table-cell>
          <table:table-cell table:style-name="ce1" table:number-columns-repeated="16380"/>
        </table:table-row>
        <table:table-row table:style-name="ro1">
          <table:table-cell office:value-type="string" calcext:value-type="string">
            <text:p>Perguntas Frequentes</text:p>
          </table:table-cell>
          <table:table-cell table:style-name="ce2" office:value-type="string" calcext:value-type="string">
            <text:p>Vedações e Rescisão</text:p>
          </table:table-cell>
          <table:table-cell table:style-name="ce3" office:value-type="string" calcext:value-type="string">
            <text:p>Se eu questionar a transação na Justiça, ela será rescindida?</text:p>
          </table:table-cell>
          <table:table-cell table:style-name="ce3" office:value-type="string" calcext:value-type="string">
            <text:p><text:span text:style-name="T1">Sim.</text:span> Qualquer questionamento judicial sobre a matéria transacionada e sobre a própria transação é causa de rescisão.</text:p>
          </table:table-cell>
          <table:table-cell table:style-name="ce1" table:number-columns-repeated="16380"/>
        </table:table-row>
        <table:table-row table:style-name="ro1">
          <table:table-cell office:value-type="string" calcext:value-type="string">
            <text:p>Perguntas Frequentes</text:p>
          </table:table-cell>
          <table:table-cell table:style-name="ce2" office:value-type="string" calcext:value-type="string">
            <text:p>Vedações e Rescisão</text:p>
          </table:table-cell>
          <table:table-cell table:style-name="ce3" office:value-type="string" calcext:value-type="string">
            <text:p>O que acontece após a rescisão?</text:p>
          </table:table-cell>
          <table:table-cell table:style-name="ce3" office:value-type="string" calcext:value-type="string">
            <text:p>A rescisão implica o <text:span text:style-name="T1">afastamento dos benefícios concedidos</text:span> e a <text:span text:style-name="T1">cobrança integral das dívidas</text:span>. Além disso, o contribuinte fica <text:span text:style-name="T1">proibido de formalizar nova transação pelo prazo de 2 (dois) anos</text:span> da data da rescisão, mesmo que relativa a débitos distintos.</text:p>
          </table:table-cell>
          <table:table-cell table:style-name="ce1" table:number-columns-repeated="16380"/>
        </table:table-row>
        <table:table-row table:style-name="ro1">
          <table:table-cell office:value-type="string" calcext:value-type="string">
            <text:p>Perguntas Frequentes</text:p>
          </table:table-cell>
          <table:table-cell table:style-name="ce2" office:value-type="string" calcext:value-type="string">
            <text:p>Vedações e Rescisão</text:p>
          </table:table-cell>
          <table:table-cell table:style-name="ce3" office:value-type="string" calcext:value-type="string">
            <text:p>Posso contestar a rescisão?</text:p>
          </table:table-cell>
          <table:table-cell table:style-name="ce3" office:value-type="string" calcext:value-type="string">
            <text:p><text:span text:style-name="T1">Sim.</text:span> O devedor será notificado da rescisão e poderá impugnar o ato, tendo garantidos o contraditório e a ampla defesa, no prazo de 15 (quinze) dias úteis. Se o vício for sanável, é admitida a regularização durante o prazo concedido para a impugnação.</text:p>
          </table:table-cell>
          <table:table-cell table:style-name="ce1" table:number-columns-repeated="16380"/>
        </table:table-row>
        <table:table-row table:style-name="ro1">
          <table:table-cell office:value-type="string" calcext:value-type="string">
            <text:p>Perguntas Frequentes</text:p>
          </table:table-cell>
          <table:table-cell table:style-name="ce2" office:value-type="string" calcext:value-type="string">
            <text:p>Vedações e Rescisão</text:p>
          </table:table-cell>
          <table:table-cell table:style-name="ce3" office:value-type="string" calcext:value-type="string">
            <text:p>Cabe recurso contra ato que decide a impugnação à rescisão? </text:p>
          </table:table-cell>
          <table:table-cell table:style-name="ce3" office:value-type="string" calcext:value-type="string">
            <text:p><text:span text:style-name="T1">Sim. </text:span>O devedor será notificado da decisão que apreciar a impugnação à rescisão, por meio eletrônico, sendo-lhe facultado interpor recurso administrativo no prazo de 15 (quinze) dias úteis, com efeito suspensivo.</text:p>
          </table:table-cell>
          <table:table-cell table:style-name="ce1" table:number-columns-repeated="16380"/>
        </table:table-row>
        <table:table-row table:style-name="ro1">
          <table:table-cell office:value-type="string" calcext:value-type="string">
            <text:p>Passo a Passo da Adesão à Transação Tributária</text:p>
          </table:table-cell>
          <table:table-cell table:style-name="ce2" office:value-type="string" calcext:value-type="string">
            <text:p>Passo 1 Cadastramento e Solicitação de Simulação</text:p>
          </table:table-cell>
          <table:table-cell table:style-name="ce2" office:value-type="string" calcext:value-type="string">
            <text:p>Cadastramento e Solicitação de Simulação</text:p>
          </table:table-cell>
          <table:table-cell table:style-name="ce5"/>
          <table:table-cell table:style-name="ce1" table:number-columns-repeated="16380"/>
        </table:table-row>
        <table:table-row table:style-name="ro1">
          <table:table-cell office:value-type="string" calcext:value-type="string">
            <text:p>Passo a Passo da Adesão à Transação Tributária</text:p>
          </table:table-cell>
          <table:table-cell table:style-name="ce2" office:value-type="string" calcext:value-type="string">
            <text:p>Passo 1 Cadastramento e Solicitação de Simulação</text:p>
          </table:table-cell>
          <table:table-cell table:style-name="ce4" office:value-type="string" calcext:value-type="string">
            <text:p>Pergunta</text:p>
          </table:table-cell>
          <table:table-cell table:style-name="ce3" office:value-type="string" calcext:value-type="string">
            <text:p>Resposta (Procedimentos e Requisitos)</text:p>
          </table:table-cell>
          <table:table-cell table:style-name="ce1" table:number-columns-repeated="16380"/>
        </table:table-row>
        <table:table-row table:style-name="ro1">
          <table:table-cell office:value-type="string" calcext:value-type="string">
            <text:p>Passo a Passo da Adesão à Transação Tributária</text:p>
          </table:table-cell>
          <table:table-cell table:style-name="ce2" office:value-type="string" calcext:value-type="string">
            <text:p>Passo 1 Cadastramento e Solicitação de Simulação</text:p>
          </table:table-cell>
          <table:table-cell table:style-name="ce3" office:value-type="string" calcext:value-type="string">
            <text:p>Qual é o primeiro passo para aderir à transação?</text:p>
          </table:table-cell>
          <table:table-cell table:style-name="ce3" office:value-type="string" calcext:value-type="string">
            <text:p>O contribuinte que deseja obter a simulação de seus créditos aptos a serem transacionados deve <text:span text:style-name="T1">solicitar seu cadastro, com o preenchimento de formulário disponibilizado no site da PGE e reunião dos documentos exigidos.</text:span></text:p>
          </table:table-cell>
          <table:table-cell table:style-name="ce1" table:number-columns-repeated="16380"/>
        </table:table-row>
        <table:table-row table:style-name="ro1">
          <table:table-cell office:value-type="string" calcext:value-type="string">
            <text:p>Passo a Passo da Adesão à Transação Tributária</text:p>
          </table:table-cell>
          <table:table-cell table:style-name="ce2" office:value-type="string" calcext:value-type="string">
            <text:p>Passo 1 Cadastramento e Solicitação de Simulação</text:p>
          </table:table-cell>
          <table:table-cell table:style-name="ce3" office:value-type="string" calcext:value-type="string">
            <text:p>Qual o canal de comunicação oficial?</text:p>
          </table:table-cell>
          <table:table-cell table:style-name="ce3" office:value-type="string" calcext:value-type="string">
            <text:p><text:span text:style-name="T1">TODAS</text:span> as comunicações entre a PGE e os contribuintes serão realizadas através do e-mail <text:span text:style-name="T1">ntt@pge.go.gov.br</text:span>.</text:p>
          </table:table-cell>
          <table:table-cell table:style-name="ce1" table:number-columns-repeated="16380"/>
        </table:table-row>
        <table:table-row table:style-name="ro1">
          <table:table-cell office:value-type="string" calcext:value-type="string">
            <text:p>Passo a Passo da Adesão à Transação Tributária</text:p>
          </table:table-cell>
          <table:table-cell table:style-name="ce2" office:value-type="string" calcext:value-type="string">
            <text:p>Passo 1 Cadastramento e Solicitação de Simulação</text:p>
          </table:table-cell>
          <table:table-cell table:style-name="ce3" office:value-type="string" calcext:value-type="string">
            <text:p>Quais dados devo enviar se eu for Pessoa Física?</text:p>
          </table:table-cell>
          <table:table-cell table:style-name="ce3" office:value-type="string" calcext:value-type="string">
            <text:p>O solicitante pessoa física deve encaminhar, para o e-mail <text:span text:style-name="T1">ntt@pge.go.gov.br</text:span>, os seguintes dados e documentos: <text:span text:style-name="T1">Formulário com os seguintes</text:span> <text:span text:style-name="T1">dados:</text:span> nome, CPF, endereço, e-mail e telefone. <text:span text:style-name="T1">Documentos:</text:span> Documento oficial de identificação (CI/CPF) e comprovante de endereço.</text:p>
          </table:table-cell>
          <table:table-cell table:style-name="ce1" table:number-columns-repeated="16380"/>
        </table:table-row>
        <table:table-row table:style-name="ro1">
          <table:table-cell office:value-type="string" calcext:value-type="string">
            <text:p>Passo a Passo da Adesão à Transação Tributária</text:p>
          </table:table-cell>
          <table:table-cell table:style-name="ce2" office:value-type="string" calcext:value-type="string">
            <text:p>Passo 1 Cadastramento e Solicitação de Simulação</text:p>
          </table:table-cell>
          <table:table-cell table:style-name="ce3" office:value-type="string" calcext:value-type="string">
            <text:p>Quais dados devo enviar se eu for Pessoa Jurídica?</text:p>
          </table:table-cell>
          <table:table-cell table:style-name="ce3" office:value-type="string" calcext:value-type="string">
            <text:p>O solicitante pessoa jurídica deve encaminhar, para o e-mail <text:span text:style-name="T1">ntt@pge.go.gov.br</text:span>, os seguintes dados e documentos: <text:span text:style-name="T1">Formulário com os seguintes dados:</text:span> nome, CPF do solicitante, e-mail e telefone. <text:span text:style-name="T1">Documentos:</text:span> Documento oficial de identificação, comprovante de endereço, <text:span text:style-name="T1">contrato social</text:span>, <text:span text:style-name="T1">certidão atualizada da JUCEG</text:span> e, se houver, procuração e quaisquer outros documentos que demonstrem o vínculo à pessoa jurídica.</text:p>
          </table:table-cell>
          <table:table-cell table:style-name="ce1" table:number-columns-repeated="16380"/>
        </table:table-row>
        <table:table-row table:style-name="ro1">
          <table:table-cell office:value-type="string" calcext:value-type="string">
            <text:p>Passo a Passo da Adesão à Transação Tributária</text:p>
          </table:table-cell>
          <table:table-cell table:style-name="ce2" office:value-type="string" calcext:value-type="string">
            <text:p>Passo 1 Cadastramento e Solicitação de Simulação</text:p>
          </table:table-cell>
          <table:table-cell table:style-name="ce3" office:value-type="string" calcext:value-type="string">
            <text:p>O que acontece se a documentação estiver incompleta?</text:p>
          </table:table-cell>
          <table:table-cell table:style-name="ce3" office:value-type="string" calcext:value-type="string">
            <text:p>Em caso de insuficiência de documentos, a equipe da PGE entrará em contato via e-mail para que o solicitante encaminhe a documentação faltante.</text:p>
          </table:table-cell>
          <table:table-cell table:style-name="ce1" table:number-columns-repeated="16380"/>
        </table:table-row>
        <table:table-row table:style-name="ro1">
          <table:table-cell office:value-type="string" calcext:value-type="string">
            <text:p>Passo a Passo da Adesão à Transação Tributária</text:p>
          </table:table-cell>
          <table:table-cell table:style-name="ce2" office:value-type="string" calcext:value-type="string">
            <text:p>Passo 1 Cadastramento e Solicitação de Simulação</text:p>
          </table:table-cell>
          <table:table-cell table:style-name="ce3" office:value-type="string" calcext:value-type="string">
            <text:p>Qual é o prazo para solicitar a adesão?</text:p>
          </table:table-cell>
          <table:table-cell table:style-name="ce3" office:value-type="string" calcext:value-type="string">
            <text:p>O contribuinte deverá realizar a adesão à proposta da PGE no período de vigência do edital de transação.</text:p>
          </table:table-cell>
          <table:table-cell table:style-name="ce1" table:number-columns-repeated="16380"/>
        </table:table-row>
        <table:table-row table:style-name="ro1">
          <table:table-cell office:value-type="string" calcext:value-type="string">
            <text:p>Passo a Passo da Adesão à Transação Tributária</text:p>
          </table:table-cell>
          <table:table-cell table:style-name="ce2" office:value-type="string" calcext:value-type="string">
            <text:p>Passo 2 Recebimento da Simulação e Escolha dos Créditos</text:p>
          </table:table-cell>
          <table:table-cell table:style-name="ce2" office:value-type="string" calcext:value-type="string">
            <text:p>Recebimento da Simulação e Escolha dos Créditos</text:p>
          </table:table-cell>
          <table:table-cell table:style-name="ce5"/>
          <table:table-cell table:style-name="ce1" table:number-columns-repeated="16380"/>
        </table:table-row>
        <table:table-row table:style-name="ro1">
          <table:table-cell office:value-type="string" calcext:value-type="string">
            <text:p>Passo a Passo da Adesão à Transação Tributária</text:p>
          </table:table-cell>
          <table:table-cell table:style-name="ce2" office:value-type="string" calcext:value-type="string">
            <text:p>Passo 2 Recebimento da Simulação e Escolha dos Créditos</text:p>
          </table:table-cell>
          <table:table-cell table:style-name="ce3" office:value-type="string" calcext:value-type="string">
            <text:p>Pergunta</text:p>
          </table:table-cell>
          <table:table-cell table:style-name="ce3" office:value-type="string" calcext:value-type="string">
            <text:p>Resposta (Procedimentos)</text:p>
          </table:table-cell>
          <table:table-cell table:style-name="ce1" table:number-columns-repeated="16380"/>
        </table:table-row>
        <table:table-row table:style-name="ro1">
          <table:table-cell office:value-type="string" calcext:value-type="string">
            <text:p>Passo a Passo da Adesão à Transação Tributária</text:p>
          </table:table-cell>
          <table:table-cell table:style-name="ce2" office:value-type="string" calcext:value-type="string">
            <text:p>Passo 2 Recebimento da Simulação e Escolha dos Créditos</text:p>
          </table:table-cell>
          <table:table-cell table:style-name="ce3" office:value-type="string" calcext:value-type="string">
            <text:p>Como recebo a simulação dos meus débitos?</text:p>
          </table:table-cell>
          <table:table-cell table:style-name="ce3" office:value-type="string" calcext:value-type="string">
            <text:p>Após o cadastro ser formalizado, o contribuinte ou seu representante legal receberá, por e-mail, a <text:span text:style-name="T1">simulação contendo todos os créditos tributários aptos a serem transacionados</text:span> e as respectivas condições de pagamento.</text:p>
          </table:table-cell>
          <table:table-cell table:style-name="ce1" table:number-columns-repeated="16380"/>
        </table:table-row>
        <table:table-row table:style-name="ro1">
          <table:table-cell office:value-type="string" calcext:value-type="string">
            <text:p>Passo a Passo da Adesão à Transação Tributária</text:p>
          </table:table-cell>
          <table:table-cell table:style-name="ce2" office:value-type="string" calcext:value-type="string">
            <text:p>Passo 2 Recebimento da Simulação e Escolha dos Créditos</text:p>
          </table:table-cell>
          <table:table-cell table:style-name="ce3" office:value-type="string" calcext:value-type="string">
            <text:p>Posso escolher quais débitos transacionar?</text:p>
          </table:table-cell>
          <table:table-cell table:style-name="ce3" office:value-type="string" calcext:value-type="string">
            <text:p><text:span text:style-name="T1">Sim.</text:span> O contribuinte poderá selecionar os créditos que pretende transacionar. A seleção dos débitos é de <text:span text:style-name="T1">livre escolha do devedor</text:span>, desde que se enquadrem nas condições previstas no Edital.</text:p>
          </table:table-cell>
          <table:table-cell table:style-name="ce1" table:number-columns-repeated="16380"/>
        </table:table-row>
        <table:table-row table:style-name="ro1">
          <table:table-cell office:value-type="string" calcext:value-type="string">
            <text:p>Passo a Passo da Adesão à Transação Tributária</text:p>
          </table:table-cell>
          <table:table-cell table:style-name="ce2" office:value-type="string" calcext:value-type="string">
            <text:p>Passo 2 Recebimento da Simulação e Escolha dos Créditos</text:p>
          </table:table-cell>
          <table:table-cell table:style-name="ce3" office:value-type="string" calcext:value-type="string">
            <text:p>Posso pedir a revisão da classificação (pontuação) dos meus créditos?</text:p>
          </table:table-cell>
          <table:table-cell table:style-name="ce3" office:value-type="string" calcext:value-type="string">
            <text:p><text:span text:style-name="T1">Sim.</text:span> O contribuinte poderá apresentar um <text:span text:style-name="T1">pedido de revisão</text:span> quanto à pontuação dos seus créditos, ou indicar créditos que não apareceram na simulação enviada. Este pedido deve ser feito através do e-mail <text:span text:style-name="T1">ntt@pge.go.gov.br</text:span>, utilizando um formulário-padrão e anexando documentos comprobatórios.</text:p>
          </table:table-cell>
          <table:table-cell table:style-name="ce1" table:number-columns-repeated="16380"/>
        </table:table-row>
        <table:table-row table:style-name="ro1">
          <table:table-cell office:value-type="string" calcext:value-type="string">
            <text:p>Passo a Passo da Adesão à Transação Tributária</text:p>
          </table:table-cell>
          <table:table-cell table:style-name="ce2" office:value-type="string" calcext:value-type="string">
            <text:p>Passo 2 Recebimento da Simulação e Escolha dos Créditos</text:p>
          </table:table-cell>
          <table:table-cell table:style-name="ce3" office:value-type="string" calcext:value-type="string">
            <text:p>O que ocorre após eu selecionar os créditos que tenho interesse em negociar?</text:p>
          </table:table-cell>
          <table:table-cell table:style-name="ce3" office:value-type="string" calcext:value-type="string">
            <text:p>O seu pedido é analisado pela PGE, que avaliará s se houve o cumprimento das obrigações e não se enquadra em nenhuma das vedações para transação.</text:p>
          </table:table-cell>
          <table:table-cell table:style-name="ce1" table:number-columns-repeated="16380"/>
        </table:table-row>
        <table:table-row table:style-name="ro1">
          <table:table-cell office:value-type="string" calcext:value-type="string">
            <text:p>Passo a Passo da Adesão à Transação Tributária</text:p>
          </table:table-cell>
          <table:table-cell table:style-name="ce2" office:value-type="string" calcext:value-type="string">
            <text:p>Passo 3 Formalização do Pedido de Adesão (Assinatura do Termo)</text:p>
          </table:table-cell>
          <table:table-cell table:style-name="ce2" office:value-type="string" calcext:value-type="string">
            <text:p>Formalização do Pedido de Adesão (Assinatura do Termo)</text:p>
          </table:table-cell>
          <table:table-cell table:style-name="ce5"/>
          <table:table-cell table:style-name="ce1" table:number-columns-repeated="16380"/>
        </table:table-row>
        <table:table-row table:style-name="ro1">
          <table:table-cell office:value-type="string" calcext:value-type="string">
            <text:p>Passo a Passo da Adesão à Transação Tributária</text:p>
          </table:table-cell>
          <table:table-cell table:style-name="ce2" office:value-type="string" calcext:value-type="string">
            <text:p>Passo 3 Formalização do Pedido de Adesão (Assinatura do Termo)</text:p>
          </table:table-cell>
          <table:table-cell table:style-name="ce3" office:value-type="string" calcext:value-type="string">
            <text:p>Pergunta</text:p>
          </table:table-cell>
          <table:table-cell table:style-name="ce3" office:value-type="string" calcext:value-type="string">
            <text:p>Resposta (Procedimentos)</text:p>
          </table:table-cell>
          <table:table-cell table:style-name="ce1" table:number-columns-repeated="16380"/>
        </table:table-row>
        <table:table-row table:style-name="ro1">
          <table:table-cell office:value-type="string" calcext:value-type="string">
            <text:p>Passo a Passo da Adesão à Transação Tributária</text:p>
          </table:table-cell>
          <table:table-cell table:style-name="ce2" office:value-type="string" calcext:value-type="string">
            <text:p>Passo 3 Formalização do Pedido de Adesão (Assinatura do Termo)</text:p>
          </table:table-cell>
          <table:table-cell table:style-name="ce3" office:value-type="string" calcext:value-type="string">
            <text:p>Como formalizo a transação após escolher os débitos?</text:p>
          </table:table-cell>
          <table:table-cell table:style-name="ce3" office:value-type="string" calcext:value-type="string">
            <text:p>A formalização se dá mediante a assinatura do termo de transação pelo contribuinte, seus representantes ou procuradores.</text:p>
          </table:table-cell>
          <table:table-cell table:style-name="ce1" table:number-columns-repeated="16380"/>
        </table:table-row>
        <table:table-row table:style-name="ro1">
          <table:table-cell office:value-type="string" calcext:value-type="string">
            <text:p>Passo a Passo da Adesão à Transação Tributária</text:p>
          </table:table-cell>
          <table:table-cell table:style-name="ce2" office:value-type="string" calcext:value-type="string">
            <text:p>Passo 3 Formalização do Pedido de Adesão (Assinatura do Termo)</text:p>
          </table:table-cell>
          <table:table-cell table:style-name="ce3" office:value-type="string" calcext:value-type="string">
            <text:p>Qual procedimento devo seguir para solicitar o Termo de Transação?</text:p>
          </table:table-cell>
          <table:table-cell table:style-name="ce3" office:value-type="string" calcext:value-type="string">
            <text:p>Após a análise do pedido de transação pela PGE, o contribuinte deverá enviar para o e-mail <text:span text:style-name="T1">ntt@pge.go.gov.br</text:span>: <text:span text:style-name="T1">1. A seleção dos créditos tributários</text:span> (processos administrativos tributários) que pretende transacionar; e <text:span text:style-name="T1">2. Informar a quantidade de parcelas</text:span>. Feito isso, a PGE disponibilizará o termo.</text:p>
          </table:table-cell>
          <table:table-cell table:style-name="ce1" table:number-columns-repeated="16380"/>
        </table:table-row>
        <table:table-row table:style-name="ro1">
          <table:table-cell office:value-type="string" calcext:value-type="string">
            <text:p>Passo a Passo da Adesão à Transação Tributária</text:p>
          </table:table-cell>
          <table:table-cell table:style-name="ce2" office:value-type="string" calcext:value-type="string">
            <text:p>Passo 3 Formalização do Pedido de Adesão (Assinatura do Termo)</text:p>
          </table:table-cell>
          <table:table-cell table:style-name="ce3" office:value-type="string" calcext:value-type="string">
            <text:p>Como é feita a assinatura do Termo?</text:p>
          </table:table-cell>
          <table:table-cell table:style-name="ce3" office:value-type="string" calcext:value-type="string">
            <text:p>O termo de transação será recebido pelo e-mail cadastrado e, no caso de aprovação, deverá ser assinado eletronicamente por meio de <text:span text:style-name="T1">certificado digital</text:span> ou do <text:span text:style-name="T1">GOV.BR</text:span>.</text:p>
          </table:table-cell>
          <table:table-cell table:style-name="ce1" table:number-columns-repeated="16380"/>
        </table:table-row>
        <table:table-row table:style-name="ro1">
          <table:table-cell office:value-type="string" calcext:value-type="string">
            <text:p>Passo a Passo da Adesão à Transação Tributária</text:p>
          </table:table-cell>
          <table:table-cell table:style-name="ce2" office:value-type="string" calcext:value-type="string">
            <text:p>Passo 3 Formalização do Pedido de Adesão (Assinatura do Termo)</text:p>
          </table:table-cell>
          <table:table-cell table:style-name="ce3" office:value-type="string" calcext:value-type="string">
            <text:p>Posso assinar presencialmente?</text:p>
          </table:table-cell>
          <table:table-cell table:style-name="ce3" office:value-type="string" calcext:value-type="string">
            <text:p><text:span text:style-name="T1">Sim.</text:span> Se o contribuinte preferir, após receber a análise do seu pedido, poderá solicitar o <text:span text:style-name="T1">agendamento de reunião presencial</text:span> na Procuradoria-Geral do Estado, através do e-mail <text:span text:style-name="T1">ntt@pge.go.gov.br</text:span>, momento em que poderá selecionar os créditos e assinar o respectivo termo.</text:p>
          </table:table-cell>
          <table:table-cell table:style-name="ce1" table:number-columns-repeated="16380"/>
        </table:table-row>
        <table:table-row table:style-name="ro1">
          <table:table-cell office:value-type="string" calcext:value-type="string">
            <text:p>Passo a Passo da Adesão à Transação Tributária</text:p>
          </table:table-cell>
          <table:table-cell table:style-name="ce2" office:value-type="string" calcext:value-type="string">
            <text:p>Passo 3 Formalização do Pedido de Adesão (Assinatura do Termo)</text:p>
          </table:table-cell>
          <table:table-cell table:style-name="ce3" office:value-type="string" calcext:value-type="string">
            <text:p>O que a assinatura do termo implica?</text:p>
          </table:table-cell>
          <table:table-cell table:style-name="ce3" office:value-type="string" calcext:value-type="string">
            <text:p>A assinatura do termo implica <text:span text:style-name="T1">confissão irrevogável e irretratável</text:span> dos débitos abrangidos, nos termos do CPC, ainda que o pagamento da primeira parcela não seja realizado.</text:p>
          </table:table-cell>
          <table:table-cell table:style-name="ce1" table:number-columns-repeated="16380"/>
        </table:table-row>
        <table:table-row table:style-name="ro1">
          <table:table-cell office:value-type="string" calcext:value-type="string">
            <text:p>Passo a Passo da Adesão à Transação Tributária</text:p>
          </table:table-cell>
          <table:table-cell table:style-name="ce2" office:value-type="string" calcext:value-type="string">
            <text:p>Passo 3 Formalização do Pedido de Adesão (Assinatura do Termo)</text:p>
          </table:table-cell>
          <table:table-cell table:style-name="ce3" office:value-type="string" calcext:value-type="string">
            <text:p>O que devo informar obrigatoriamente na etapa de adesão?</text:p>
          </table:table-cell>
          <table:table-cell table:style-name="ce3" office:value-type="string" calcext:value-type="string">
            <text:p>Na etapa de adesão, o devedor deverá informar, através do e-mail <text:span text:style-name="T1">ntt@pge.go.gov.br</text:span>, e com documentos comprobatórios: Os débitos a serem incluídos, os números das execuções fiscais ou ações judiciais relacionadas, e <text:span text:style-name="T1">a existência (ou não) de depósitos judiciais ou outras garantias</text:span> nas ações.</text:p>
          </table:table-cell>
          <table:table-cell table:style-name="ce1" table:number-columns-repeated="16380"/>
        </table:table-row>
        <table:table-row table:style-name="ro1">
          <table:table-cell office:value-type="string" calcext:value-type="string">
            <text:p>Passo a Passo da Adesão à Transação Tributária</text:p>
          </table:table-cell>
          <table:table-cell table:style-name="ce2" office:value-type="string" calcext:value-type="string">
            <text:p>Passo 4 Conclusão da Formalização e Pagamento</text:p>
          </table:table-cell>
          <table:table-cell table:style-name="ce2" office:value-type="string" calcext:value-type="string">
            <text:p>Conclusão da Formalização e Pagamento</text:p>
          </table:table-cell>
          <table:table-cell table:style-name="ce5"/>
          <table:table-cell table:style-name="ce1" table:number-columns-repeated="16380"/>
        </table:table-row>
        <table:table-row table:style-name="ro1">
          <table:table-cell office:value-type="string" calcext:value-type="string">
            <text:p>Passo a Passo da Adesão à Transação Tributária</text:p>
          </table:table-cell>
          <table:table-cell table:style-name="ce2" office:value-type="string" calcext:value-type="string">
            <text:p>Passo 4 Conclusão da Formalização e Pagamento</text:p>
          </table:table-cell>
          <table:table-cell table:style-name="ce3" office:value-type="string" calcext:value-type="string">
            <text:p>Pergunta</text:p>
          </table:table-cell>
          <table:table-cell table:style-name="ce3" office:value-type="string" calcext:value-type="string">
            <text:p>Resposta (Procedimentos)</text:p>
          </table:table-cell>
          <table:table-cell table:style-name="ce1" table:number-columns-repeated="16380"/>
        </table:table-row>
        <table:table-row table:style-name="ro1">
          <table:table-cell office:value-type="string" calcext:value-type="string">
            <text:p>Passo a Passo da Adesão à Transação Tributária</text:p>
          </table:table-cell>
          <table:table-cell table:style-name="ce2" office:value-type="string" calcext:value-type="string">
            <text:p>Passo 4 Conclusão da Formalização e Pagamento</text:p>
          </table:table-cell>
          <table:table-cell table:style-name="ce3" office:value-type="string" calcext:value-type="string">
            <text:p>Quando o ajuste de transação é considerado formalizado?</text:p>
          </table:table-cell>
          <table:table-cell table:style-name="ce3" office:value-type="string" calcext:value-type="string">
            <text:p>O ajuste é formalizado com o preenchimento de <text:span text:style-name="T1">requisitos cumulativos</text:span>: <text:span text:style-name="T1">1. Assinatura do termo eletrônico</text:span>; <text:span text:style-name="T1">2. Pagamento da parcela única ou da primeira parcela</text:span> no prazo de seu vencimento.</text:p>
          </table:table-cell>
          <table:table-cell table:style-name="ce1" table:number-columns-repeated="16380"/>
        </table:table-row>
        <table:table-row table:style-name="ro1">
          <table:table-cell office:value-type="string" calcext:value-type="string">
            <text:p>Passo a Passo da Adesão à Transação Tributária</text:p>
          </table:table-cell>
          <table:table-cell table:style-name="ce2" office:value-type="string" calcext:value-type="string">
            <text:p>Passo 4 Conclusão da Formalização e Pagamento</text:p>
          </table:table-cell>
          <table:table-cell table:style-name="ce3" office:value-type="string" calcext:value-type="string">
            <text:p>Como recebo o documento para pagamento (DARE)?</text:p>
          </table:table-cell>
          <table:table-cell table:style-name="ce3" office:value-type="string" calcext:value-type="string">
            <text:p>Após a assinatura do termo de transação, o contribuinte receberá o <text:span text:style-name="T1">DARE</text:span> (Documento de Arrecadação de Receitas Estaduais) <text:span text:style-name="T1">via e-mail</text:span> para pagamento. Os DAREs dos meses subsequentes poderão ser gerados pelo contribuinte através de link disponibilizado no edital da transação.</text:p>
          </table:table-cell>
          <table:table-cell table:style-name="ce1" table:number-columns-repeated="16380"/>
        </table:table-row>
        <table:table-row table:style-name="ro1">
          <table:table-cell office:value-type="string" calcext:value-type="string">
            <text:p>Passo a Passo da Adesão à Transação Tributária</text:p>
          </table:table-cell>
          <table:table-cell table:style-name="ce2" office:value-type="string" calcext:value-type="string">
            <text:p>Passo 4 Conclusão da Formalização e Pagamento</text:p>
          </table:table-cell>
          <table:table-cell table:style-name="ce3" office:value-type="string" calcext:value-type="string">
            <text:p>Qual o prazo para pagar a primeira parcela?</text:p>
          </table:table-cell>
          <table:table-cell table:style-name="ce3" office:value-type="string" calcext:value-type="string">
            <text:p>O vencimento das parcelas ocorre no dia 25 de cada mês, mas a <text:span text:style-name="T1">primeira parcela</text:span> deve ser quitada <text:span text:style-name="T1">até o 5º (quinto) dia útil</text:span> contado da data de sua geração, respeitando o limite do último dia útil do mês correspondente.</text:p>
          </table:table-cell>
          <table:table-cell table:style-name="ce1" table:number-columns-repeated="16380"/>
        </table:table-row>
        <table:table-row table:style-name="ro1">
          <table:table-cell office:value-type="string" calcext:value-type="string">
            <text:p>Passo a Passo da Adesão à Transação Tributária</text:p>
          </table:table-cell>
          <table:table-cell table:style-name="ce2" office:value-type="string" calcext:value-type="string">
            <text:p>Passo 4 Conclusão da Formalização e Pagamento</text:p>
          </table:table-cell>
          <table:table-cell table:style-name="ce3" office:value-type="string" calcext:value-type="string">
            <text:p>O que acontece se eu não pagar a primeira parcela no prazo?</text:p>
          </table:table-cell>
          <table:table-cell table:style-name="ce3" office:value-type="string" calcext:value-type="string">
            <text:p>O não pagamento da parcela única ou da primeira parcela no prazo de vencimento enseja a <text:span text:style-name="T1">não celebração do acordo de transação</text:span>, não se operando nenhum efeito jurídico, embora a assinatura do termo já implique a confissão irrevogável e irretratável dos débitos.</text:p>
          </table:table-cell>
          <table:table-cell table:style-name="ce1" table:number-columns-repeated="16380"/>
        </table:table-row>
        <table:table-row table:style-name="ro1" table:number-rows-repeated="1048518">
          <table:table-cell table:number-columns-repeated="4"/>
          <table:table-cell table:style-name="ce1" table:number-columns-repeated="16380"/>
        </table:table-row>
        <table:table-row table:style-name="ro1">
          <table:table-cell table:number-columns-repeated="4"/>
          <table:table-cell table:style-name="ce1" table:number-columns-repeated="16380"/>
        </table:table-row>
      </table:table>
      <table:table table:name="passos" table:style-name="ta1">
        <table:table-column table:style-name="co4" table:default-cell-style-name="ce5"/>
        <table:table-column table:style-name="co5" table:default-cell-style-name="ce5"/>
        <table:table-column table:style-name="co3" table:default-cell-style-name="ce5"/>
        <table:table-column table:style-name="co3" table:number-columns-repeated="16381"/>
        <table:table-row table:style-name="ro1">
          <table:table-cell table:style-name="ce2" office:value-type="string" calcext:value-type="string">
            <text:p>Assunto</text:p>
          </table:table-cell>
          <table:table-cell table:style-name="ce3" office:value-type="string" calcext:value-type="string">
            <text:p>Pergunta</text:p>
          </table:table-cell>
          <table:table-cell table:style-name="ce3" office:value-type="string" calcext:value-type="string">
            <text:p>Resposta</text:p>
          </table:table-cell>
          <table:table-cell table:style-name="ce5" table:number-columns-repeated="16381"/>
        </table:table-row>
        <table:table-row table:style-name="ro1">
          <table:table-cell table:style-name="ce2" office:value-type="string" calcext:value-type="string">
            <text:p>Passo 1 Cadastramento e Solicitação de Simulação</text:p>
          </table:table-cell>
          <table:table-cell table:style-name="ce2" office:value-type="string" calcext:value-type="string">
            <text:p>Cadastramento e Solicitação de Simulação</text:p>
          </table:table-cell>
          <table:table-cell/>
          <table:table-cell table:style-name="ce5" table:number-columns-repeated="16381"/>
        </table:table-row>
        <table:table-row table:style-name="ro1">
          <table:table-cell table:style-name="ce2" office:value-type="string" calcext:value-type="string">
            <text:p>Passo 1 Cadastramento e Solicitação de Simulação</text:p>
          </table:table-cell>
          <table:table-cell table:style-name="ce4" office:value-type="string" calcext:value-type="string">
            <text:p>Pergunta</text:p>
          </table:table-cell>
          <table:table-cell table:style-name="ce3" office:value-type="string" calcext:value-type="string">
            <text:p>Resposta (Procedimentos e Requisitos)</text:p>
          </table:table-cell>
          <table:table-cell table:style-name="ce5" table:number-columns-repeated="16381"/>
        </table:table-row>
        <table:table-row table:style-name="ro1">
          <table:table-cell table:style-name="ce2" office:value-type="string" calcext:value-type="string">
            <text:p>Passo 1 Cadastramento e Solicitação de Simulação</text:p>
          </table:table-cell>
          <table:table-cell table:style-name="ce3" office:value-type="string" calcext:value-type="string">
            <text:p>Qual é o primeiro passo para aderir à transação?</text:p>
          </table:table-cell>
          <table:table-cell table:style-name="ce3" office:value-type="string" calcext:value-type="string">
            <text:p>O contribuinte que deseja obter a simulação de seus créditos aptos a serem transacionados deve <text:span text:style-name="T1">solicitar seu cadastro, com o preenchimento de formulário disponibilizado no site da PGE e reunião dos documentos exigidos.</text:span></text:p>
          </table:table-cell>
          <table:table-cell table:style-name="ce5" table:number-columns-repeated="16381"/>
        </table:table-row>
        <table:table-row table:style-name="ro1">
          <table:table-cell table:style-name="ce2" office:value-type="string" calcext:value-type="string">
            <text:p>Passo 1 Cadastramento e Solicitação de Simulação</text:p>
          </table:table-cell>
          <table:table-cell table:style-name="ce3" office:value-type="string" calcext:value-type="string">
            <text:p>Qual o canal de comunicação oficial?</text:p>
          </table:table-cell>
          <table:table-cell table:style-name="ce3" office:value-type="string" calcext:value-type="string">
            <text:p><text:span text:style-name="T1">TODAS</text:span> as comunicações entre a PGE e os contribuintes serão realizadas através do e-mail <text:span text:style-name="T1">ntt@pge.go.gov.br</text:span>.</text:p>
          </table:table-cell>
          <table:table-cell table:style-name="ce5" table:number-columns-repeated="16381"/>
        </table:table-row>
        <table:table-row table:style-name="ro1">
          <table:table-cell table:style-name="ce2" office:value-type="string" calcext:value-type="string">
            <text:p>Passo 1 Cadastramento e Solicitação de Simulação</text:p>
          </table:table-cell>
          <table:table-cell table:style-name="ce3" office:value-type="string" calcext:value-type="string">
            <text:p>Quais dados devo enviar se eu for Pessoa Física?</text:p>
          </table:table-cell>
          <table:table-cell table:style-name="ce3" office:value-type="string" calcext:value-type="string">
            <text:p>O solicitante pessoa física deve encaminhar, para o e-mail <text:span text:style-name="T1">ntt@pge.go.gov.br</text:span>, os seguintes dados e documentos: <text:span text:style-name="T1">Formulário com os seguintes</text:span> <text:span text:style-name="T1">dados:</text:span> nome, CPF, endereço, e-mail e telefone. <text:span text:style-name="T1">Documentos:</text:span> Documento oficial de identificação (CI/CPF) e comprovante de endereço.</text:p>
          </table:table-cell>
          <table:table-cell table:style-name="ce5" table:number-columns-repeated="16381"/>
        </table:table-row>
        <table:table-row table:style-name="ro1">
          <table:table-cell table:style-name="ce2" office:value-type="string" calcext:value-type="string">
            <text:p>Passo 1 Cadastramento e Solicitação de Simulação</text:p>
          </table:table-cell>
          <table:table-cell table:style-name="ce3" office:value-type="string" calcext:value-type="string">
            <text:p>Quais dados devo enviar se eu for Pessoa Jurídica?</text:p>
          </table:table-cell>
          <table:table-cell table:style-name="ce3" office:value-type="string" calcext:value-type="string">
            <text:p>O solicitante pessoa jurídica deve encaminhar, para o e-mail <text:span text:style-name="T1">ntt@pge.go.gov.br</text:span>, os seguintes dados e documentos: <text:span text:style-name="T1">Formulário com os seguintes dados:</text:span> nome, CPF do solicitante, e-mail e telefone. <text:span text:style-name="T1">Documentos:</text:span> Documento oficial de identificação, comprovante de endereço, <text:span text:style-name="T1">contrato social</text:span>, <text:span text:style-name="T1">certidão atualizada da JUCEG</text:span> e, se houver, procuração e quaisquer outros documentos que demonstrem o vínculo à pessoa jurídica.</text:p>
          </table:table-cell>
          <table:table-cell table:style-name="ce5" table:number-columns-repeated="16381"/>
        </table:table-row>
        <table:table-row table:style-name="ro1">
          <table:table-cell table:style-name="ce2" office:value-type="string" calcext:value-type="string">
            <text:p>Passo 1 Cadastramento e Solicitação de Simulação</text:p>
          </table:table-cell>
          <table:table-cell table:style-name="ce3" office:value-type="string" calcext:value-type="string">
            <text:p>O que acontece se a documentação estiver incompleta?</text:p>
          </table:table-cell>
          <table:table-cell table:style-name="ce3" office:value-type="string" calcext:value-type="string">
            <text:p>Em caso de insuficiência de documentos, a equipe da PGE entrará em contato via e-mail para que o solicitante encaminhe a documentação faltante.</text:p>
          </table:table-cell>
          <table:table-cell table:style-name="ce5" table:number-columns-repeated="16381"/>
        </table:table-row>
        <table:table-row table:style-name="ro1">
          <table:table-cell table:style-name="ce2" office:value-type="string" calcext:value-type="string">
            <text:p>Passo 1 Cadastramento e Solicitação de Simulação</text:p>
          </table:table-cell>
          <table:table-cell table:style-name="ce3" office:value-type="string" calcext:value-type="string">
            <text:p>Qual é o prazo para solicitar a adesão?</text:p>
          </table:table-cell>
          <table:table-cell table:style-name="ce3" office:value-type="string" calcext:value-type="string">
            <text:p>O contribuinte deverá realizar a adesão à proposta da PGE no período de vigência do edital de transação.</text:p>
          </table:table-cell>
          <table:table-cell table:style-name="ce5" table:number-columns-repeated="16381"/>
        </table:table-row>
        <table:table-row table:style-name="ro1">
          <table:table-cell table:style-name="ce2" office:value-type="string" calcext:value-type="string">
            <text:p>Passo 2 Recebimento da Simulação e Escolha dos Créditos</text:p>
          </table:table-cell>
          <table:table-cell table:style-name="ce2" office:value-type="string" calcext:value-type="string">
            <text:p>Recebimento da Simulação e Escolha dos Créditos</text:p>
          </table:table-cell>
          <table:table-cell/>
          <table:table-cell table:style-name="ce5" table:number-columns-repeated="16381"/>
        </table:table-row>
        <table:table-row table:style-name="ro1">
          <table:table-cell table:style-name="ce2" office:value-type="string" calcext:value-type="string">
            <text:p>Passo 2 Recebimento da Simulação e Escolha dos Créditos</text:p>
          </table:table-cell>
          <table:table-cell table:style-name="ce3" office:value-type="string" calcext:value-type="string">
            <text:p>Pergunta</text:p>
          </table:table-cell>
          <table:table-cell table:style-name="ce3" office:value-type="string" calcext:value-type="string">
            <text:p>Resposta (Procedimentos)</text:p>
          </table:table-cell>
          <table:table-cell table:style-name="ce5" table:number-columns-repeated="16381"/>
        </table:table-row>
        <table:table-row table:style-name="ro1">
          <table:table-cell table:style-name="ce2" office:value-type="string" calcext:value-type="string">
            <text:p>Passo 2 Recebimento da Simulação e Escolha dos Créditos</text:p>
          </table:table-cell>
          <table:table-cell table:style-name="ce3" office:value-type="string" calcext:value-type="string">
            <text:p>Como recebo a simulação dos meus débitos?</text:p>
          </table:table-cell>
          <table:table-cell table:style-name="ce3" office:value-type="string" calcext:value-type="string">
            <text:p>Após o cadastro ser formalizado, o contribuinte ou seu representante legal receberá, por e-mail, a <text:span text:style-name="T1">simulação contendo todos os créditos tributários aptos a serem transacionados</text:span> e as respectivas condições de pagamento.</text:p>
          </table:table-cell>
          <table:table-cell table:style-name="ce5" table:number-columns-repeated="16381"/>
        </table:table-row>
        <table:table-row table:style-name="ro1">
          <table:table-cell table:style-name="ce2" office:value-type="string" calcext:value-type="string">
            <text:p>Passo 2 Recebimento da Simulação e Escolha dos Créditos</text:p>
          </table:table-cell>
          <table:table-cell table:style-name="ce3" office:value-type="string" calcext:value-type="string">
            <text:p>Posso escolher quais débitos transacionar?</text:p>
          </table:table-cell>
          <table:table-cell table:style-name="ce3" office:value-type="string" calcext:value-type="string">
            <text:p><text:span text:style-name="T1">Sim.</text:span> O contribuinte poderá selecionar os créditos que pretende transacionar. A seleção dos débitos é de <text:span text:style-name="T1">livre escolha do devedor</text:span>, desde que se enquadrem nas condições previstas no Edital.</text:p>
          </table:table-cell>
          <table:table-cell table:style-name="ce5" table:number-columns-repeated="16381"/>
        </table:table-row>
        <table:table-row table:style-name="ro2">
          <table:table-cell table:style-name="ce2" office:value-type="string" calcext:value-type="string">
            <text:p>Passo 2 Recebimento da Simulação e Escolha dos Créditos</text:p>
          </table:table-cell>
          <table:table-cell table:style-name="ce3" office:value-type="string" calcext:value-type="string">
            <text:p>Posso pedir a revisão da classificação (pontuação) dos meus créditos?</text:p>
          </table:table-cell>
          <table:table-cell table:style-name="ce3" office:value-type="string" calcext:value-type="string">
            <text:p><text:span text:style-name="T1">Sim.</text:span> O contribuinte poderá apresentar um <text:span text:style-name="T1">pedido de revisão</text:span> quanto à pontuação dos seus créditos, ou indicar créditos que não apareceram na simulação enviada. Este pedido deve ser feito através do e-mail <text:span text:style-name="T1">ntt@pge.go.gov.br</text:span>, utilizando um formulário-padrão e anexando documentos comprobatórios.</text:p>
          </table:table-cell>
          <table:table-cell table:style-name="ce5" table:number-columns-repeated="16381"/>
        </table:table-row>
        <table:table-row table:style-name="ro1">
          <table:table-cell table:style-name="ce2" office:value-type="string" calcext:value-type="string">
            <text:p>Passo 2 Recebimento da Simulação e Escolha dos Créditos</text:p>
          </table:table-cell>
          <table:table-cell table:style-name="ce3" office:value-type="string" calcext:value-type="string">
            <text:p>O que ocorre após eu selecionar os créditos que tenho interesse em negociar?</text:p>
          </table:table-cell>
          <table:table-cell table:style-name="ce3" office:value-type="string" calcext:value-type="string">
            <text:p>O seu pedido é analisado pela PGE, que avaliará s se houve o cumprimento das obrigações e não se enquadra em nenhuma das vedações para transação.</text:p>
          </table:table-cell>
          <table:table-cell table:style-name="ce5" table:number-columns-repeated="16381"/>
        </table:table-row>
        <table:table-row table:style-name="ro1">
          <table:table-cell table:style-name="ce2" office:value-type="string" calcext:value-type="string">
            <text:p>Passo 3 Formalização do Pedido de Adesão (Assinatura do Termo)</text:p>
          </table:table-cell>
          <table:table-cell table:style-name="ce2" office:value-type="string" calcext:value-type="string">
            <text:p>Formalização do Pedido de Adesão (Assinatura do Termo)</text:p>
          </table:table-cell>
          <table:table-cell/>
          <table:table-cell table:style-name="ce5" table:number-columns-repeated="16381"/>
        </table:table-row>
        <table:table-row table:style-name="ro1">
          <table:table-cell table:style-name="ce2" office:value-type="string" calcext:value-type="string">
            <text:p>Passo 3 Formalização do Pedido de Adesão (Assinatura do Termo)</text:p>
          </table:table-cell>
          <table:table-cell table:style-name="ce3" office:value-type="string" calcext:value-type="string">
            <text:p>Pergunta</text:p>
          </table:table-cell>
          <table:table-cell table:style-name="ce3" office:value-type="string" calcext:value-type="string">
            <text:p>Resposta (Procedimentos)</text:p>
          </table:table-cell>
          <table:table-cell table:style-name="ce5" table:number-columns-repeated="16381"/>
        </table:table-row>
        <table:table-row table:style-name="ro1">
          <table:table-cell table:style-name="ce2" office:value-type="string" calcext:value-type="string">
            <text:p>Passo 3 Formalização do Pedido de Adesão (Assinatura do Termo)</text:p>
          </table:table-cell>
          <table:table-cell table:style-name="ce3" office:value-type="string" calcext:value-type="string">
            <text:p>Como formalizo a transação após escolher os débitos?</text:p>
          </table:table-cell>
          <table:table-cell table:style-name="ce3" office:value-type="string" calcext:value-type="string">
            <text:p>A formalização se dá mediante a assinatura do termo de transação pelo contribuinte, seus representantes ou procuradores.</text:p>
          </table:table-cell>
          <table:table-cell table:style-name="ce5" table:number-columns-repeated="16381"/>
        </table:table-row>
        <table:table-row table:style-name="ro1">
          <table:table-cell table:style-name="ce2" office:value-type="string" calcext:value-type="string">
            <text:p>Passo 3 Formalização do Pedido de Adesão (Assinatura do Termo)</text:p>
          </table:table-cell>
          <table:table-cell table:style-name="ce3" office:value-type="string" calcext:value-type="string">
            <text:p>Qual procedimento devo seguir para solicitar o Termo de Transação?</text:p>
          </table:table-cell>
          <table:table-cell table:style-name="ce3" office:value-type="string" calcext:value-type="string">
            <text:p>Após a análise do pedido de transação pela PGE, o contribuinte deverá enviar para o e-mail <text:span text:style-name="T1">ntt@pge.go.gov.br</text:span>: <text:span text:style-name="T1">1. A seleção dos créditos tributários</text:span> (processos administrativos tributários) que pretende transacionar; e <text:span text:style-name="T1">2. Informar a quantidade de parcelas</text:span>. Feito isso, a PGE disponibilizará o termo.</text:p>
          </table:table-cell>
          <table:table-cell table:style-name="ce5" table:number-columns-repeated="16381"/>
        </table:table-row>
        <table:table-row table:style-name="ro1">
          <table:table-cell table:style-name="ce2" office:value-type="string" calcext:value-type="string">
            <text:p>Passo 3 Formalização do Pedido de Adesão (Assinatura do Termo)</text:p>
          </table:table-cell>
          <table:table-cell table:style-name="ce3" office:value-type="string" calcext:value-type="string">
            <text:p>Como é feita a assinatura do Termo?</text:p>
          </table:table-cell>
          <table:table-cell table:style-name="ce3" office:value-type="string" calcext:value-type="string">
            <text:p>O termo de transação será recebido pelo e-mail cadastrado e, no caso de aprovação, deverá ser assinado eletronicamente por meio de <text:span text:style-name="T1">certificado digital</text:span> ou do <text:span text:style-name="T1">GOV.BR</text:span>.</text:p>
          </table:table-cell>
          <table:table-cell table:style-name="ce5" table:number-columns-repeated="16381"/>
        </table:table-row>
        <table:table-row table:style-name="ro1">
          <table:table-cell table:style-name="ce2" office:value-type="string" calcext:value-type="string">
            <text:p>Passo 3 Formalização do Pedido de Adesão (Assinatura do Termo)</text:p>
          </table:table-cell>
          <table:table-cell table:style-name="ce3" office:value-type="string" calcext:value-type="string">
            <text:p>Posso assinar presencialmente?</text:p>
          </table:table-cell>
          <table:table-cell table:style-name="ce3" office:value-type="string" calcext:value-type="string">
            <text:p><text:span text:style-name="T1">Sim.</text:span> Se o contribuinte preferir, após receber a análise do seu pedido, poderá solicitar o <text:span text:style-name="T1">agendamento de reunião presencial</text:span> na Procuradoria-Geral do Estado, através do e-mail <text:span text:style-name="T1">ntt@pge.go.gov.br</text:span>, momento em que poderá selecionar os créditos e assinar o respectivo termo.</text:p>
          </table:table-cell>
          <table:table-cell table:style-name="ce5" table:number-columns-repeated="16381"/>
        </table:table-row>
        <table:table-row table:style-name="ro1">
          <table:table-cell table:style-name="ce2" office:value-type="string" calcext:value-type="string">
            <text:p>Passo 3 Formalização do Pedido de Adesão (Assinatura do Termo)</text:p>
          </table:table-cell>
          <table:table-cell table:style-name="ce3" office:value-type="string" calcext:value-type="string">
            <text:p>O que a assinatura do termo implica?</text:p>
          </table:table-cell>
          <table:table-cell table:style-name="ce3" office:value-type="string" calcext:value-type="string">
            <text:p>A assinatura do termo implica <text:span text:style-name="T1">confissão irrevogável e irretratável</text:span> dos débitos abrangidos, nos termos do CPC, ainda que o pagamento da primeira parcela não seja realizado.</text:p>
          </table:table-cell>
          <table:table-cell table:style-name="ce5" table:number-columns-repeated="16381"/>
        </table:table-row>
        <table:table-row table:style-name="ro1">
          <table:table-cell table:style-name="ce2" office:value-type="string" calcext:value-type="string">
            <text:p>Passo 3 Formalização do Pedido de Adesão (Assinatura do Termo)</text:p>
          </table:table-cell>
          <table:table-cell table:style-name="ce3" office:value-type="string" calcext:value-type="string">
            <text:p>O que devo informar obrigatoriamente na etapa de adesão?</text:p>
          </table:table-cell>
          <table:table-cell table:style-name="ce3" office:value-type="string" calcext:value-type="string">
            <text:p>Na etapa de adesão, o devedor deverá informar, através do e-mail <text:span text:style-name="T1">ntt@pge.go.gov.br</text:span>, e com documentos comprobatórios: Os débitos a serem incluídos, os números das execuções fiscais ou ações judiciais relacionadas, e <text:span text:style-name="T1">a existência (ou não) de depósitos judiciais ou outras garantias</text:span> nas ações.</text:p>
          </table:table-cell>
          <table:table-cell table:style-name="ce5" table:number-columns-repeated="16381"/>
        </table:table-row>
        <table:table-row table:style-name="ro1">
          <table:table-cell table:style-name="ce2" office:value-type="string" calcext:value-type="string">
            <text:p>Passo 4 Conclusão da Formalização e Pagamento</text:p>
          </table:table-cell>
          <table:table-cell table:style-name="ce2" office:value-type="string" calcext:value-type="string">
            <text:p>Conclusão da Formalização e Pagamento</text:p>
          </table:table-cell>
          <table:table-cell/>
          <table:table-cell table:style-name="ce5" table:number-columns-repeated="16381"/>
        </table:table-row>
        <table:table-row table:style-name="ro1">
          <table:table-cell table:style-name="ce2" office:value-type="string" calcext:value-type="string">
            <text:p>Passo 4 Conclusão da Formalização e Pagamento</text:p>
          </table:table-cell>
          <table:table-cell table:style-name="ce3" office:value-type="string" calcext:value-type="string">
            <text:p>Pergunta</text:p>
          </table:table-cell>
          <table:table-cell table:style-name="ce3" office:value-type="string" calcext:value-type="string">
            <text:p>Resposta (Procedimentos)</text:p>
          </table:table-cell>
          <table:table-cell table:style-name="ce5" table:number-columns-repeated="16381"/>
        </table:table-row>
        <table:table-row table:style-name="ro1">
          <table:table-cell table:style-name="ce2" office:value-type="string" calcext:value-type="string">
            <text:p>Passo 4 Conclusão da Formalização e Pagamento</text:p>
          </table:table-cell>
          <table:table-cell table:style-name="ce3" office:value-type="string" calcext:value-type="string">
            <text:p>Quando o ajuste de transação é considerado formalizado?</text:p>
          </table:table-cell>
          <table:table-cell table:style-name="ce3" office:value-type="string" calcext:value-type="string">
            <text:p>O ajuste é formalizado com o preenchimento de <text:span text:style-name="T1">requisitos cumulativos</text:span>: <text:span text:style-name="T1">1. Assinatura do termo eletrônico</text:span>; <text:span text:style-name="T1">2. Pagamento da parcela única ou da primeira parcela</text:span> no prazo de seu vencimento.</text:p>
          </table:table-cell>
          <table:table-cell table:style-name="ce5" table:number-columns-repeated="16381"/>
        </table:table-row>
        <table:table-row table:style-name="ro1">
          <table:table-cell table:style-name="ce2" office:value-type="string" calcext:value-type="string">
            <text:p>Passo 4 Conclusão da Formalização e Pagamento</text:p>
          </table:table-cell>
          <table:table-cell table:style-name="ce3" office:value-type="string" calcext:value-type="string">
            <text:p>Como recebo o documento para pagamento (DARE)?</text:p>
          </table:table-cell>
          <table:table-cell table:style-name="ce3" office:value-type="string" calcext:value-type="string">
            <text:p>Após a assinatura do termo de transação, o contribuinte receberá o <text:span text:style-name="T1">DARE</text:span> (Documento de Arrecadação de Receitas Estaduais) <text:span text:style-name="T1">via e-mail</text:span> para pagamento. Os DAREs dos meses subsequentes poderão ser gerados pelo contribuinte através de link disponibilizado no edital da transação.</text:p>
          </table:table-cell>
          <table:table-cell table:style-name="ce5" table:number-columns-repeated="16381"/>
        </table:table-row>
        <table:table-row table:style-name="ro1">
          <table:table-cell table:style-name="ce2" office:value-type="string" calcext:value-type="string">
            <text:p>Passo 4 Conclusão da Formalização e Pagamento</text:p>
          </table:table-cell>
          <table:table-cell table:style-name="ce3" office:value-type="string" calcext:value-type="string">
            <text:p>Qual o prazo para pagar a primeira parcela?</text:p>
          </table:table-cell>
          <table:table-cell table:style-name="ce3" office:value-type="string" calcext:value-type="string">
            <text:p>O vencimento das parcelas ocorre no dia 25 de cada mês, mas a <text:span text:style-name="T1">primeira parcela</text:span> deve ser quitada <text:span text:style-name="T1">até o 5º (quinto) dia útil</text:span> contado da data de sua geração, respeitando o limite do último dia útil do mês correspondente.</text:p>
          </table:table-cell>
          <table:table-cell table:style-name="ce5" table:number-columns-repeated="16381"/>
        </table:table-row>
        <table:table-row table:style-name="ro1">
          <table:table-cell table:style-name="ce2" office:value-type="string" calcext:value-type="string">
            <text:p>Passo 4 Conclusão da Formalização e Pagamento</text:p>
          </table:table-cell>
          <table:table-cell table:style-name="ce3" office:value-type="string" calcext:value-type="string">
            <text:p>O que acontece se eu não pagar a primeira parcela no prazo?</text:p>
          </table:table-cell>
          <table:table-cell table:style-name="ce3" office:value-type="string" calcext:value-type="string">
            <text:p>O não pagamento da parcela única ou da primeira parcela no prazo de vencimento enseja a <text:span text:style-name="T1">não celebração do acordo de transação</text:span>, não se operando nenhum efeito jurídico, embora a assinatura do termo já implique a confissão irrevogável e irretratável dos débitos.</text:p>
          </table:table-cell>
          <table:table-cell table:style-name="ce5" table:number-columns-repeated="16381"/>
        </table:table-row>
        <table:table-row table:style-name="ro1" table:number-rows-repeated="1048546">
          <table:table-cell table:number-columns-repeated="3"/>
          <table:table-cell table:style-name="ce5" table:number-columns-repeated="16381"/>
        </table:table-row>
        <table:table-row table:style-name="ro1">
          <table:table-cell table:number-columns-repeated="3"/>
          <table:table-cell table:style-name="ce5" table:number-columns-repeated="1638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libri" svg:font-family="Calibri" style:font-family-generic="swiss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erif" svg:font-family="'Liberation Serif', 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9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19T00:01:25.157010500</meta:creation-date>
    <dc:date>2025-10-19T00:10:26.378732400</dc:date>
    <meta:editing-duration>PT8M58S</meta:editing-duration>
    <meta:editing-cycles>5</meta:editing-cycles>
    <meta:generator>LibreOffice/25.8.1.1$Windows_X86_64 LibreOffice_project/54047653041915e595ad4e45cccea684809c77b5</meta:generator>
    <meta:document-statistic meta:table-count="2" meta:cell-count="305" meta:object-count="0"/>
  </office:meta>
</office:document-meta>
</file>